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en" fo:country="US"/>
    </style:style>
    <style:style style:name="P3" style:parent-style-name="Normal" style:family="paragraph">
      <style:paragraph-properties fo:text-align="end"/>
      <style:text-properties fo:language="en" fo:country="US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7" style:parent-style-name="Normal" style:family="paragraph">
      <style:paragraph-properties fo:text-align="end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4pt" style:font-size-asian="14pt" fo:background-color="#FFFF00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16" style:parent-style-name="ListParagraph" style:list-style-name="LFO3" style:family="paragraph">
      <style:paragraph-properties fo:text-align="justify"/>
    </style:style>
    <style:style style:name="T17" style:parent-style-name="DefaultParagraphFont" style:family="text">
      <style:text-properties style:font-name="Times New Roman" style:font-name-complex="Times New Roman" fo:language="en" fo:country="US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anguage="en" fo:country="US"/>
    </style:style>
    <style:style style:name="T19" style:parent-style-name="DefaultParagraphFont" style:family="text">
      <style:text-properties style:font-name="Times New Roman" style:font-name-complex="Times New Roman" fo:font-style="italic" style:font-style-asian="italic" fo:language="en" fo:country="US"/>
    </style:style>
    <style:style style:name="T20" style:parent-style-name="DefaultParagraphFont" style:family="text">
      <style:text-properties style:font-name="Times New Roman" style:font-name-complex="Times New Roman" fo:language="en" fo:country="US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fo:language="en" fo:country="US"/>
    </style:style>
    <style:style style:name="P22" style:parent-style-name="ListParagraph" style:list-style-name="LFO3" style:family="paragraph">
      <style:paragraph-properties fo:text-align="justify"/>
    </style:style>
    <style:style style:name="T23" style:parent-style-name="DefaultParagraphFont" style:family="text">
      <style:text-properties style:font-name="Times New Roman" style:font-name-complex="Times New Roman" fo:language="en" fo:country="US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anguage="en" fo:country="US"/>
    </style:style>
    <style:style style:name="T25" style:parent-style-name="DefaultParagraphFont" style:family="text">
      <style:text-properties style:font-name="Times New Roman" style:font-name-complex="Times New Roman" fo:language="en" fo:country="US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en" fo:country="US"/>
    </style:style>
    <style:style style:name="P29" style:parent-style-name="Normal" style:family="paragraph">
      <style:text-properties style:font-name="Times New Roman" style:font-name-complex="Times New Roman" fo:language="en" fo:country="US"/>
    </style:style>
    <style:style style:name="P30" style:parent-style-name="Normal" style:family="paragraph">
      <style:text-properties style:font-name="Times New Roman" style:font-name-complex="Times New Roman" fo:color="#3F7F5F" style:letter-kerning="false" fo:font-size="10pt" style:font-size-asian="10pt" style:font-size-complex="10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38" style:parent-style-name="Normal" style:family="paragraph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40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1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2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4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5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Times New Roman" style:font-name-complex="Times New Roman"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style:font-name="Times New Roman" style:font-name-complex="Times New Roman" fo:language="en" fo:country="US"/>
    </style:style>
    <style:style style:name="T50" style:parent-style-name="DefaultParagraphFont" style:family="text">
      <style:text-properties style:font-name="Times New Roman" style:font-name-complex="Times New Roman" fo:language="en" fo:country="US"/>
    </style:style>
    <style:style style:name="T51" style:parent-style-name="DefaultParagraphFont" style:family="text">
      <style:text-properties style:font-name="Times New Roman" style:font-name-complex="Times New Roman" fo:language="en" fo:country="US"/>
    </style:style>
    <style:style style:name="T52" style:parent-style-name="DefaultParagraphFont" style:family="text">
      <style:text-properties style:font-name="Times New Roman" style:font-name-complex="Times New Roman" fo:language="en" fo:country="US"/>
    </style:style>
    <style:style style:name="T53" style:parent-style-name="DefaultParagraphFont" style:family="text">
      <style:text-properties style:font-name="Times New Roman" style:font-name-complex="Times New Roman"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Distributed Systems</text:span></text:p>
      <text:p text:style-name="P3"/>
      <text:p text:style-name="P4"><text:span text:style-name="T5">Name :<text:s/></text:span><text:span text:style-name="T6">Manel_Martínez_Díaz</text:span></text:p>
      <text:p text:style-name="P7"><text:span text:style-name="T8">Group :<text:s/></text:span><text:span text:style-name="T9">0000000</text:span></text:p>
      <text:p text:style-name="P10"/>
      <text:p text:style-name="P11"/>
      <text:p text:style-name="Normal"><text:span text:style-name="T12">1. Introduction</text:span></text:p>
      <text:p text:style-name="P13"/>
      <text:p text:style-name="P14">I<text:s/>have implemented the<text:s/>methods:</text:p>
      <text:p text:style-name="P15"/>
      <text:list text:style-name="LFO3" text:continue-numbering="true">
        <text:list-item>
          <text:p text:style-name="P16"><text:span text:style-name="T17">METHOD<text:s/></text:span><text:span text:style-name="T18">public boolean add(Operation op)</text:span><text:span text:style-name="T19"> </text:span><text:span text:style-name="T20">from CLASS<text:s/></text:span><text:span text:style-name="T21">Log.java.</text:span></text:p>
        </text:list-item>
        <text:list-item>
          <text:p text:style-name="P22"><text:span text:style-name="T23">METHOD<text:s/></text:span><text:span text:style-name="T24">public void updateTimestamp(Timestamp timestamp)</text:span><text:span text:style-name="T25"><text:s/>from CLASS<text:s/></text:span><text:span text:style-name="T26">TimestampVector.java.</text:span></text:p>
        </text:list-item>
      </text:list>
      <text:p text:style-name="P27"/>
      <text:p text:style-name="Normal"><text:span text:style-name="T28">2. Implementation</text:span></text:p>
      <text:p text:style-name="P29"/>
      <text:p text:style-name="P30"/>
      <text:p text:style-name="P31">In method<text:s/>‘public Boolean add(Operation op)’, to compare the new timestamp and the previous one, I obtain the<text:s/>current<text:s/>hostid to gather the operations list.<text:s/>With the operation list ‘operations’<text:s/>I get the last operation timestamp with<text:s/>‘long timestampDifference =<text:s/>operations.get(operations.size() - 1).getTimestamp()’.</text:p>
      <text:p text:style-name="P32"/>
      <text:p text:style-name="P33">It only remains<text:s/>to<text:s/>compare the<text:s/>current<text:s/>and the last timestamp with ‘op.getTimestamp().compare(lastTimestamp)’<text:s/>and<text:s/>if the last operation for the user is the previous operation then<text:s/>the operation<text:s/>is added<text:s/>with ‘this.log.get(hostId).add(op)’<text:s/>and return true, otherwise returns false without adding the operation ‘op’.</text:p>
      <text:p text:style-name="P34"/>
      <text:p text:style-name="P35">In<text:s/>method ‘updateTimestamp’<text:s/>the current timestampVector (this.timestampVector) of the current hostid (timestamp.getHostid) is updated with the Timestamp passed through the function named timestamp.</text:p>
      <text:p text:style-name="P36"/>
      <text:p text:style-name="P37">‘this.timestampVector.put(timestamp.getHostid(), timestamp)’.</text:p>
      <text:p text:style-name="P38"/>
      <text:p text:style-name="Normal"/>
      <text:p text:style-name="Normal"><text:span text:style-name="T39">3. Tests</text:span></text:p>
      <text:p text:style-name="Normal"/>
      <text:p text:style-name="P40"/>
      <text:p text:style-name="P41">I<text:s/>test locally Log and TimestampVector data structures<text:s/>with the command<text:s/><text:s/><text:s/>$Java –cp ../bin recipes_service.Server<text:s/>--phase1<text:s/><text:s/>(from scripts folder)<text:s/>and <text:s/>$sudo ./start.sh 20004 ­--­phase1</text:p>
      <text:p text:style-name="P42"/>
      <text:p text:style-name="P43">I test on the server with command $ java<text:s/>-cp<text:s/>../bin recipes_service.Phase1<text:s/>10099 manelmdiaz -h</text:p>
      <text:p text:style-name="P44">sd.uoc.edu.</text:p>
      <text:p text:style-name="P45"/>
      <text:p text:style-name="P46"><text:span text:style-name="T47">I visit web<text:s/></text:span><text:a xlink:href="http://sd.uoc.edu/manelmdiaz" office:target-frame-name="_top" xlink:show="replace"><text:span text:style-name="T48">http://sd.uoc.edu/manelmdiaz</text:span></text:a><text:span text:style-name="T49"><text:s/>and show <text:s/>the message “</text:span><text:span text:style-name="T50">manelmdiaz 2015/10/26 17:09:06 Result is co</text:span><text:span text:style-name="T51">r</text:span><text:span text:style-name="T52">rect: Log and Summary are correct</text:span><text:span text:style-name="T53">“.</text:span></text:p>
      <text:p text:style-name="P54"/>
      <text:p text:style-name="P55"/>
      <text:p text:style-name="Normal"><text:span text:style-name="T56">4. Conclusions</text:span></text:p>
      <text:p text:style-name="P57"/>
      <text:p text:style-name="P58">During tests, the<text:s/>script start.sh<text:s/>doesn’t execute because a<text:s/>lack of permissions. It is solved with<text:s/>command chmod.</text:p>
      <text:p text:style-name="P59"/>
      <text:soft-page-break/>
      <text:p text:style-name="P60">During<text:s/>testing with the server<text:s/>I had another problem, but in the end it was solved<text:s/>using trying later with the other possible server port.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extbody" style:display-name="Text body" style:family="paragraph" style:parent-style-name="Normal">
      <style:paragraph-properties style:punctuation-wrap="hanging" style:text-autospace="ideograph-alpha" fo:margin-bottom="0.0833in"/>
      <style:text-properties style:font-name="Times New Roman" style:font-name-asian="Arial Unicode MS" style:font-name-complex="Mangal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punctuation-wrap="hanging" style:text-autospace="ideograph-alpha"/>
      <style:text-properties style:font-name="Times New Roman" style:font-name-asian="Arial Unicode MS" style:font-name-complex="Mangal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el</meta:initial-creator>
    <dc:creator>Manel</dc:creator>
    <meta:creation-date>2015-10-27T00:06:00Z</meta:creation-date>
    <dc:date>2015-10-27T00:06:00Z</dc:date>
    <meta:template xlink:href="Normal" xlink:type="simple"/>
    <meta:editing-cycles>2</meta:editing-cycles>
    <meta:editing-duration>PT0S</meta:editing-duration>
    <meta:document-statistic meta:page-count="2" meta:paragraph-count="3" meta:word-count="300" meta:character-count="1947" meta:row-count="13" meta:non-whitespace-character-count="1650"/>
  </office:meta>
</office:document-meta>
</file>